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font-size="2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font-size="10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10pt" fo:font-style="italic" fo:text-shadow="none" fo:font-weight="normal" style:font-name-asian="Segoe UI3" style:font-size-asian="10pt" style:font-style-asian="italic" style:font-weight-asian="normal" style:font-name-complex="Segoe UI3" style:font-size-complex="10pt" style:font-style-complex="italic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3" style:font-size-asian="28pt" style:font-style-asian="normal" style:font-weight-asian="normal" style:font-name-complex="Segoe UI3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3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3" style:font-size-asian="32pt" style:font-style-asian="italic" style:font-weight-asian="normal" style:font-name-complex="Segoe UI3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524cm" svg:y="0.748cm">
          <draw:text-box>
            <text:p text:style-name="P1"><text:span text:style-name="T1">EPISTLE</text:span></text:p>
            <text:p text:style-name="P1"><text:span text:style-name="T2">Philippians 2:5–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13cm" svg:height="6.35cm" svg:x="2.032cm" svg:y="0.762cm">
          <draw:text-box>
            <text:p text:style-name="P4"><text:span text:style-name="T3">5</text:span><text:span text:style-name="T4">Have this mind among yourselves, which is yours in Christ Jesus, </text:span><text:span text:style-name="T3">6</text:span><text:span text:style-name="T4">who, though he was in the form of God, did not count equality with God a thing to be graspe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4.638cm" svg:height="4.064cm" svg:x="2.032cm" svg:y="1.016cm">
          <draw:text-box>
            <text:p text:style-name="P4"><text:span text:style-name="T3">7</text:span><text:span text:style-name="T4">but made himself nothing, taking the form of a servant, being born in the likeness of men.</text:span></text:p>
          </draw:text-box>
        </draw:frame>
        <presentation:notes draw:style-name="dp5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5" draw:layer="layout" svg:width="24.638cm" svg:height="4.826cm" svg:x="2.032cm" svg:y="1.016cm">
          <draw:text-box>
            <text:p text:style-name="P4"><text:span text:style-name="T3">8</text:span><text:span text:style-name="T4">And being found in human form, he humbled himself by becoming obedient to the point of death, even death on a cross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6" draw:text-style-name="P8" draw:layer="layout" svg:width="24.362cm" svg:height="6.858cm" svg:x="1.778cm" svg:y="1.016cm">
          <draw:text-box>
            <text:p text:style-name="P7"><text:span text:style-name="T3">9</text:span><text:span text:style-name="T4">Therefore God has highly exalted him and bestowed on him the name that is above every name, </text:span><text:span text:style-name="T3">10</text:span><text:span text:style-name="T4">so that at the name of Jesus every knee should bow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7" draw:text-style-name="P10" draw:layer="layout" svg:width="23.876cm" svg:height="6.604cm" svg:x="2.286cm" svg:y="1.016cm">
          <draw:text-box>
            <text:p text:style-name="P9"><text:span text:style-name="T4">in heaven and on earth and under the earth, </text:span></text:p>
            <text:p text:style-name="P9"><text:span text:style-name="T3">11</text:span><text:span text:style-name="T4">and every tongue confess that Jesus Christ is Lord, to the glory of God the Fat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53D4ECAC8951481F.jpg" xlink:type="simple" xlink:show="embed" xlink:actuate="onLoad"/>
    <draw:fill-image draw:name="Bitmap_20_7" draw:display-name="Bitmap 7" xlink:href="Pictures/10000000000004220000025353D4ECAC8951481F.jpg" xlink:type="simple" xlink:show="embed" xlink:actuate="onLoad"/>
    <draw:fill-image draw:name="Bitmap_20_8" draw:display-name="Bitmap 8" xlink:href="Pictures/10000000000004220000025353D4ECAC8951481F.jpg" xlink:type="simple" xlink:show="embed" xlink:actuate="onLoad"/>
    <draw:fill-image draw:name="Bitmap_20_9" draw:display-name="Bitmap 9" xlink:href="Pictures/10000000000004220000025353D4ECAC8951481F.jpg" xlink:type="simple" xlink:show="embed" xlink:actuate="onLoad"/>
    <draw:fill-image draw:name="background" xlink:href="Pictures/10000000000004220000025353D4ECAC8951481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20:12:09.429000000</meta:creation-date>
    <dc:title>Hymn template</dc:title>
    <meta:editing-duration>PT28M24S</meta:editing-duration>
    <meta:editing-cycles>8</meta:editing-cycles>
    <meta:generator>LibreOffice/6.1.5.2$Windows_X86_64 LibreOffice_project/90f8dcf33c87b3705e78202e3df5142b201bd805</meta:generator>
    <meta:initial-creator>Arthur Hoch</meta:initial-creator>
    <dc:date>2019-04-10T07:51:15.752000000</dc:date>
    <meta:document-statistic meta:object-count="43"/>
    <meta:template xlink:type="simple" xlink:actuate="onRequest" xlink:title="Hymn template" xlink:href="../../AppData/Roaming/LibreOffice/4/user/template/Worship%20Templsates/Hymn%20template.otp" meta:date="2015-03-26T20:12:09.148000000"/>
  </office:meta>
</office:document-meta>
</file>